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96cm" svg:height="6.096cm" svg:x="7.757cm" svg:y="14.97cm">
          <text:p text:style-name="P1"><text:span text:style-name="T1">3*4*5*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22.006cm" svg:y="14.97cm">
          <text:p text:style-name="P1"><text:span text:style-name="T2">4*5*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36.304cm" svg:y="14.97cm">
          <text:p text:style-name="P1"><text:span text:style-name="T2">5*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50.28cm" svg:y="14.97cm">
          <text:p text:style-name="P1"><text:span text:style-name="T2">6</text:span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63.423cm" svg:y="14.84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096cm" svg:height="6.096cm" svg:x="9.162cm" svg:y="3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23.211cm" svg:y="36.17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36.709cm" svg:y="36.17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51.285cm" svg:y="36.179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64.285cm" svg:y="36.179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9.316cm" svg:y="54.694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22.865cm" svg:y="54.794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36.663cm" svg:y="54.594cm">
          <text:p text:style-name="P1"><text:span text:style-name="T2">2*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51.339cm" svg:y="54.594cm">
          <text:p text:style-name="P3"><text:span text:style-name="T2">2*3*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64.039cm" svg:y="54.594cm">
          <text:p text:style-name="P2"><text:span text:style-name="T1">2*3*4*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679cm" svg:height="2.618cm" svg:x="11.513cm" svg:y="38.133cm">
          <draw:text-box>
            <text:p><text:span text:style-name="T2">2</text:span></text:p>
          </draw:text-box>
        </draw:frame>
        <draw:custom-shape draw:style-name="gr4" draw:text-style-name="P1" draw:layer="layout" svg:width="1.651cm" svg:height="9.779cm" svg:x="11.795cm" svg:y="43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207cm" svg:height="1.27cm" svg:x="16.494cm" svg:y="57.7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9.525cm" svg:x="25.765cm" svg:y="43.4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5.334cm" svg:height="1.778cm" svg:x="30.083cm" svg:y="57.0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97cm" svg:height="8.509cm" svg:x="39.1cm" svg:y="43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7.239cm" svg:height="2.159cm" svg:x="43.545cm" svg:y="56.3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397cm" svg:height="8.128cm" svg:x="54.086cm" svg:y="44.0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5.08cm" svg:height="1.778cm" svg:x="58.404cm" svg:y="56.3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524cm" svg:height="7.874cm" svg:x="66.532cm" svg:y="23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588cm" svg:height="1.143cm" svg:x="56.753cm" svg:y="17.5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588cm" svg:height="1.27cm" svg:x="43.545cm" svg:y="17.2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461cm" svg:height="1.778cm" svg:x="29.321cm" svg:y="17.1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5.715cm" svg:height="1.778cm" svg:x="14.97cm" svg:y="17.1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143cm" svg:height="9.779cm" svg:x="53.324cm" svg:y="23.4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016cm" svg:height="8.382cm" svg:x="38.719cm" svg:y="23.3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397cm" svg:height="8.509cm" svg:x="25.384cm" svg:y="23.2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6.096cm" svg:height="1.397cm" svg:x="16.367cm" svg:y="38.4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5.461cm" svg:height="1.143cm" svg:x="30.464cm" svg:y="38.8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6.35cm" svg:height="1.524cm" svg:x="43.926cm" svg:y="38.5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5.207cm" svg:height="1.524cm" svg:x="58.404cm" svg:y="38.4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14:26:13.912141000</meta:creation-date>
    <dc:date>2014-07-20T14:44:06.737283000</dc:date>
    <meta:editing-duration>PT1M2S</meta:editing-duration>
    <meta:editing-cycles>1</meta:editing-cycles>
    <meta:document-statistic meta:object-count="36"/>
    <meta:generator>LibreOffice/4.2.5.2$MacOSX_X86_64 LibreOffice_project/61cb170a04bb1f12e77c884eab9192be736ec5f5</meta:generator>
  </office:meta>
</office:document-meta>
</file>